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09cm" fo:margin-left="-0.191cm" fo:margin-top="0cm" fo:margin-bottom="0cm" table:align="left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9.91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4.325cm" table:align="margins"/>
    </style:style>
    <style:style style:name="Таблица2.A" style:family="table-column">
      <style:table-column-properties style:column-width="14.325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4.325cm" table:align="margins"/>
    </style:style>
    <style:style style:name="Таблица1.A" style:family="table-column">
      <style:table-column-properties style:column-width="14.325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223c9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8bd5e" officeooo:paragraph-rsid="0018bd5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b031b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officeooo:rsid="001b031b" officeooo:paragraph-rsid="001b031b" style:font-size-asian="8pt" style:font-size-complex="8pt"/>
    </style:style>
    <style:style style:name="P9" style:family="paragraph" style:parent-style-name="Standard">
      <style:paragraph-properties fo:margin-left="0cm" fo:margin-right="0cm" fo:margin-top="0.423cm" fo:margin-bottom="0cm" loext:contextual-spacing="false" fo:line-height="100%" fo:text-indent="0cm" style:auto-text-indent="false"/>
      <style:text-properties fo:font-weight="normal" officeooo:rsid="001b031b" officeooo:paragraph-rsid="001b031b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.501cm" style:auto-text-indent="false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/>
      <style:text-properties style:font-name="Liberation Mono" fo:font-size="8pt" officeooo:rsid="001b031b" officeooo:paragraph-rsid="001b031b" style:font-size-asian="8pt" style:font-size-complex="8pt"/>
    </style:style>
    <style:style style:name="P14" style:family="paragraph" style:parent-style-name="Standard">
      <style:text-properties officeooo:rsid="001b031b" officeooo:paragraph-rsid="001b031b"/>
    </style:style>
    <style:style style:name="P15" style:family="paragraph" style:parent-style-name="Standard">
      <style:text-properties style:font-name="Liberation Mono" fo:font-size="8pt" officeooo:rsid="001c3f55" officeooo:paragraph-rsid="001c3f55" style:font-size-asian="7pt" style:font-size-complex="8pt"/>
    </style:style>
    <style:style style:name="P16" style:family="paragraph" style:parent-style-name="Standard">
      <style:text-properties style:font-name="Liberation Mono" fo:font-size="8pt" fo:font-weight="bold" officeooo:rsid="001c3f55" officeooo:paragraph-rsid="001c3f55" style:font-size-asian="7pt" style:font-weight-asian="bold" style:font-size-complex="8pt" style:font-weight-complex="bold"/>
    </style:style>
    <style:style style:name="P17" style:family="paragraph" style:parent-style-name="Standard">
      <style:text-properties style:font-name="Liberation Mono" fo:font-size="8pt" fo:font-weight="bold" officeooo:rsid="001b031b" officeooo:paragraph-rsid="001b031b" style:font-size-asian="7pt" style:font-weight-asian="bold" style:font-size-complex="8pt" style:font-weight-complex="bold"/>
    </style:style>
    <style:style style:name="P18" style:family="paragraph" style:parent-style-name="Standard">
      <style:text-properties style:font-name="Liberation Mono" fo:font-size="8pt" fo:font-weight="normal" officeooo:rsid="001c3f55" officeooo:paragraph-rsid="001c3f55" style:font-size-asian="7pt" style:font-weight-asian="normal" style:font-size-complex="8pt" style:font-weight-complex="normal"/>
    </style:style>
    <style:style style:name="P19" style:family="paragraph" style:parent-style-name="Standard">
      <style:paragraph-properties fo:margin-top="0.635cm" fo:margin-bottom="0.106cm" loext:contextual-spacing="false"/>
      <style:text-properties officeooo:rsid="00141f05" officeooo:paragraph-rsid="00155ea1"/>
    </style:style>
    <style:style style:name="P20" style:family="paragraph" style:parent-style-name="Standard">
      <style:paragraph-properties fo:margin-top="0.635cm" fo:margin-bottom="0.106cm" loext:contextual-spacing="false"/>
      <style:text-properties officeooo:rsid="00155ea1" officeooo:paragraph-rsid="00155ea1"/>
    </style:style>
    <style:style style:name="P21" style:family="paragraph" style:parent-style-name="Standard">
      <style:paragraph-properties fo:margin-top="0.635cm" fo:margin-bottom="0.106cm" loext:contextual-spacing="false"/>
      <style:text-properties officeooo:rsid="0016bd62" officeooo:paragraph-rsid="0016bd62"/>
    </style:style>
    <style:style style:name="P22" style:family="paragraph" style:parent-style-name="Standard">
      <style:paragraph-properties fo:margin-top="0.635cm" fo:margin-bottom="0.106cm" loext:contextual-spacing="false"/>
      <style:text-properties officeooo:rsid="001b031b" officeooo:paragraph-rsid="001b031b"/>
    </style:style>
    <style:style style:name="P23" style:family="paragraph" style:parent-style-name="Heading_20_2">
      <style:paragraph-properties fo:margin-top="0.635cm" fo:margin-bottom="0.106cm" loext:contextual-spacing="false"/>
      <style:text-properties officeooo:rsid="00141f05" officeooo:paragraph-rsid="00141f05"/>
    </style:style>
    <style:style style:name="P24" style:family="paragraph" style:parent-style-name="Table_20_Contents">
      <style:text-properties officeooo:rsid="00141f05" officeooo:paragraph-rsid="00155ea1"/>
    </style:style>
    <style:style style:name="P25" style:family="paragraph" style:parent-style-name="Table_20_Contents">
      <style:text-properties officeooo:rsid="00155ea1" officeooo:paragraph-rsid="00155ea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41f05" officeooo:paragraph-rsid="00141f05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55ea1" officeooo:paragraph-rsid="00155ea1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paragraph-rsid="00155ea1"/>
    </style:style>
    <style:style style:name="P29" style:family="paragraph" style:parent-style-name="Heading_20_2">
      <style:paragraph-properties fo:break-before="page"/>
      <style:text-properties officeooo:rsid="001b031b" officeooo:paragraph-rsid="001b031b"/>
    </style:style>
    <style:style style:name="P30" style:family="paragraph" style:parent-style-name="Standard" style:list-style-name="L1"/>
    <style:style style:name="P31" style:family="paragraph" style:parent-style-name="Standard">
      <style:paragraph-properties fo:margin-left="0cm" fo:margin-right="0cm" fo:text-indent="0cm" style:auto-text-indent="false" fo:break-before="page"/>
    </style:style>
    <style:style style:name="P32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1"/>
    </style:style>
    <style:style style:name="P33" style:family="paragraph" style:parent-style-name="Standard" style:list-style-name="L2">
      <style:paragraph-properties fo:margin-top="0cm" fo:margin-bottom="0cm" loext:contextual-spacing="false"/>
      <style:text-properties officeooo:rsid="0018bd5e" officeooo:paragraph-rsid="0018bd5e"/>
    </style:style>
    <style:style style:name="P34" style:family="paragraph" style:parent-style-name="Standard" style:list-style-name="L2">
      <style:paragraph-properties fo:margin-top="0cm" fo:margin-bottom="0cm" loext:contextual-spacing="false"/>
      <style:text-properties officeooo:rsid="0019fc51" officeooo:paragraph-rsid="0019fc51"/>
    </style:style>
    <style:style style:name="P35" style:family="paragraph" style:parent-style-name="Standard" style:list-style-name="L2">
      <style:paragraph-properties fo:margin-top="0cm" fo:margin-bottom="0cm" loext:contextual-spacing="false"/>
      <style:text-properties officeooo:rsid="0019fc51" officeooo:paragraph-rsid="001b031b"/>
    </style:style>
    <style:style style:name="P3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1b031b" officeooo:paragraph-rsid="001b031b" style:font-name-asian="Times New Roman1" style:font-size-asian="12pt" style:font-weight-asian="bold" style:font-name-complex="Times New Roman1" style:font-size-complex="12pt"/>
    </style:style>
    <style:style style:name="P37" style:family="paragraph" style:parent-style-name="Heading_20_2">
      <style:paragraph-properties fo:margin-top="0.635cm" fo:margin-bottom="0.106cm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23c9" style:font-size-asian="14pt" style:font-size-complex="14pt"/>
    </style:style>
    <style:style style:name="T3" style:family="text">
      <style:text-properties fo:font-size="14pt" officeooo:rsid="001f9e5c" style:font-size-asian="14pt" style:font-size-complex="14pt"/>
    </style:style>
    <style:style style:name="T4" style:family="text">
      <style:text-properties officeooo:rsid="001223c9"/>
    </style:style>
    <style:style style:name="T5" style:family="text">
      <style:text-properties officeooo:rsid="00141f05"/>
    </style:style>
    <style:style style:name="T6" style:family="text">
      <style:text-properties officeooo:rsid="00155ea1"/>
    </style:style>
    <style:style style:name="T7" style:family="text">
      <style:text-properties officeooo:rsid="0016bd62"/>
    </style:style>
    <style:style style:name="T8" style:family="text">
      <style:text-properties officeooo:rsid="0018bd5e"/>
    </style:style>
    <style:style style:name="T9" style:family="text">
      <style:text-properties officeooo:rsid="001b03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3">Отчёт по реализации </text:span><text:span text:style-name="T1">проекта<text:line-break/>«</text:span><text:span text:style-name="T2">Игра жизнь</text:span><text:span text:style-name="T1">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4">Абрамова Т. Ю. </text:span>43504/1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4">Дейлид И. А.</text:span> 43504/1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text:span text:style-name="T4">Талалова Е. В. </text:span>43504/1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/>
            <text:p text:style-name="P3">Дата:</text:p>
          </table:table-cell>
          <table:table-cell table:style-name="Table1.A1" office:value-type="string">
            <text:p text:style-name="P3"/>
            <text:p text:style-name="P4"><text:span text:style-name="T4">15</text:span>.10.2018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<text:soft-page-break/>Постановка задачи</text:p>
      <text:p text:style-name="Standard">В рамках данного проекта требуется реализовать классический вариант клеточного автомата Джона Конвея под названием «Игра жизнь».</text:p>
      <text:p text:style-name="Standard">Правила:</text:p>
      <text:list xml:id="list5014286966764542612" text:style-name="L1">
        <text:list-item>
          <text:p text:style-name="P30">Место действия этой игры— «вселенная»— это размеченная на клетки поверхность или плоскость — безграничная, ограниченная, или замкнутая (в пределе — бесконечная плоскость). </text:p>
        </text:list-item>
        <text:list-item>
          <text:p text:style-name="P30">Каждая клетка на этой поверхности может находиться в двух состояниях: быть «живой» (заполненной) или быть «мёртвой» (пустой). Клетка имеет восемь соседей, окружающих её. </text:p>
        </text:list-item>
        <text:list-item>
          <text:p text:style-name="P30">Распределение живых клеток в начале игры называется первым поколением. Каждое следующее поколение рассчитывается на основе предыдущего по таким правилам: </text:p>
          <text:list>
            <text:list-item>
              <text:p text:style-name="P30">в пустой (мёртвой) клетке, рядом с которой ровно три живые клетки, зарождается жизнь; </text:p>
            </text:list-item>
            <text:list-item>
              <text:p text:style-name="P30">если у живой клетки есть две или три живые соседки, то эта клетка продолжает жить; в противном случае, если соседей меньше двух или больше трёх, клетка умирает («от одиночества» или «от перенаселённости»)</text:p>
            </text:list-item>
          </text:list>
        </text:list-item>
      </text:list>
      <text:p text:style-name="P31"/>
      <text:p text:style-name="P23">Особенности реализации</text:p>
      <text:p text:style-name="P19">Поскольку правила игры описывают главным образом две сущности (вселенная и клетка), было решено строить программную архитектуру данного автомата используя композицию из двух соответствующих классов.</text:p>
      <text:p text:style-name="P20">Был <text:span text:style-name="T7">выбран</text:span> алгоритм на основе хранения всех живых клеток во множестве, <text:span text:style-name="T7">что позволит не ограничивать размеры поля (кроме ограничений платформы на максимальное целочисленное число, характеризующее координату), а также эффективно расходовать память (постоянный выигрыш в сравнении с хранением как данных о живых клетках, таки о мертвых).</text:span></text:p>
      <text:p text:style-name="P22">В качестве языка программирования был выбран Python, как язык имеющий встроенную поддержку юнит-тестирования и объектно-ориентированной парадигмы программирования.</text:p>
      <text:p text:style-name="P20">Объект класса клетки указывает на существующую живую клетку. Поскольку её состояние (живая) определ<text:span text:style-name="T7">ено</text:span> уже её существованием, в полях класса хранится лишь её координата во вселенной. <text:span text:style-name="T7">Для реализации логики автомата в классе реализован метод получения списка всех соседних клеток.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7">Cell</text:p>
          </table:table-cell>
        </table:table-row>
        <table:table-row>
          <table:table-cell table:style-name="Таблица2.A2" office:value-type="string">
            <text:p text:style-name="P28">- <text:span text:style-name="T6">x: int</text:span></text:p>
            <text:p text:style-name="P28">- <text:span text:style-name="T6">y: int</text:span></text:p>
          </table:table-cell>
        </table:table-row>
        <table:table-row>
          <table:table-cell table:style-name="Таблица2.A2" office:value-type="string">
            <text:p text:style-name="P25">+ __init__(x: int, y: int)</text:p>
            <text:p text:style-name="P25">+ get_coords(): Tuple&lt;int, int&gt;</text:p>
            <text:p text:style-name="P25">+ get_neighbours(): List&lt;Cell&gt;</text:p>
            <text:p text:style-name="P25">+ __eq__(): boolean</text:p>
            <text:p text:style-name="P25">+ __hash__(): int</text:p>
            <text:p text:style-name="P25">+ __str__(): String</text:p>
            <text:p text:style-name="P25">+ __repr__(): String</text:p>
          </table:table-cell>
        </table:table-row>
      </table:table>
      <text:p text:style-name="P21">Объект класса вселенной хранит в себе <text:span text:style-name="T8">список всех живых клеток, а также реализацию метода обновления состояния всех клеток, с учётом правил игры. Данный метод реализован как статический метод, содержащий «чистую» функцию, что позволяет доказать корректность дальнейшей работы алгоритма при переходе в одно из предыдущих состояний (цикличность)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World</text:p>
          </table:table-cell>
        </table:table-row>
        <table:table-row>
          <table:table-cell table:style-name="Таблица1.A2" office:value-type="string">
            <text:p text:style-name="Table_20_Contents">- <text:s/><text:span text:style-name="T5">cells : Set&lt;Cell&gt;</text:span></text:p>
          </table:table-cell>
        </table:table-row>
        <table:table-row>
          <table:table-cell table:style-name="Таблица1.A2" office:value-type="string">
            <text:p text:style-name="P24">+ __init__<text:span text:style-name="T6">(cells: Set&lt;Cell&gt; = {})</text:span></text:p>
            <text:p text:style-name="P25">+ get_cells(): Set&lt;Cell&gt;</text:p>
            <text:p text:style-name="P25">+ set_cells(cells: Set&lt;Cell&gt;)</text:p>
            <text:p text:style-name="P25">+ next_state()</text:p>
            <text:p text:style-name="P25">+ update_state(cells: Set&lt;Cell&gt;): Set&lt;Cell&gt;</text:p>
          </table:table-cell>
        </table:table-row>
      </table:table>
      <text:p text:style-name="Heading_20_2"><text:soft-page-break/>Покрытие тестами</text:p>
      <text:p text:style-name="P9">В качестве</text:p>
      <text:p text:style-name="P6">Тесты были разделены на следующие категории:</text:p>
      <text:list xml:id="list3104384899827902575" text:style-name="L2">
        <text:list-item>
          <text:p text:style-name="P33">Тесты над классом Cell</text:p>
          <text:list>
            <text:list-item>
              <text:p text:style-name="P34">Тест внутренних методов (геттера)</text:p>
            </text:list-item>
            <text:list-item>
              <text:p text:style-name="P34">Тест «магических методов» (для определения способности корректно использоваться контейнером типа «множество»)</text:p>
            </text:list-item>
            <text:list-item>
              <text:p text:style-name="P34">Тест определения соседних клеток (для реализации корректной работы алгоритма)</text:p>
            </text:list-item>
          </text:list>
        </text:list-item>
        <text:list-item>
          <text:p text:style-name="P33">Тесты над классом World</text:p>
          <text:list>
            <text:list-item>
              <text:p text:style-name="P34">Тест внутренних методов (геттера, а также корректного хранения живых клеток в контейнера типа «множество»)</text:p>
            </text:list-item>
            <text:list-item>
              <text:p text:style-name="P34">Тест работы автомата на пустом поле (по правилам следующее состояние должно быть пустым. Данный тест гарантирует отсутствие случайного возникновения клеток, при неимении соседних живых клеток, а также корректную работу алгоритма при вхождении в состояние пустого поля)</text:p>
            </text:list-item>
            <text:list-item>
              <text:p text:style-name="P34">Тест работы автомата на поле с одной живой клеткой (по правилам следующее состояние должно быть пустым. Данный тест гарантирует отсутствие «рождения» клеток при наличии одного живого соседа)</text:p>
            </text:list-item>
            <text:list-item>
              <text:p text:style-name="P34">Тест работы автомата на поле с живой линией 1х3 (по правилам следующее состояние должно быть перпендикулярной линией с той же центральной точкой. Данный тест гарантирует отсутствие «рождения» клеток при наличии двух и менее живых соседей, а также смерть при наличии менее у живых клеток менее 2-ух живых соседей, <text:s/>выживание живой клетки при двух живых соседях)</text:p>
            </text:list-item>
            <text:list-item>
              <text:p text:style-name="P35">Тест работы автомата на поле с <text:span text:style-name="T9">квадратом</text:span> <text:span text:style-name="T9">2</text:span>х<text:span text:style-name="T9">2</text:span> (по правилам следующее состояние должно быть <text:span text:style-name="T9">таким же</text:span>. Данный тест гарантирует отсутствие «рождения» клеток при наличии двух и менее живых соседей, а также смерть при наличии менее у живых клеток менее 2-ух живых соседей, <text:s/>выживание живой клетки при двух живых соседях)</text:p>
            </text:list-item>
          </text:list>
        </text:list-item>
      </text:list>
      <text:p text:style-name="P7"/>
      <text:p text:style-name="P36"/>
      <text:p text:style-name="Heading_20_2">Вывод результатов тестирования</text:p>
      <text:p text:style-name="P36"/>
      <text:p text:style-name="P13">flake8 *.py modules/*.py tests/*.py</text:p>
      <text:p text:style-name="P13">python3 ./app.py</text:p>
      <text:p text:style-name="P13">test_cell_get_coords (tests.cell_test.Test_cell)</text:p>
      <text:p text:style-name="P13">Test if cell could return correct coordinates ... ok</text:p>
      <text:p text:style-name="P13">test_cell_get_neighbours (tests.cell_test.Test_cell)</text:p>
      <text:p text:style-name="P13">Test if cell could get correct position of its neighbours ... ok</text:p>
      <text:p text:style-name="P13">test_cell_magic (tests.cell_test.Test_cell)</text:p>
      <text:p text:style-name="P13">Test if magic methods works correctly ... ok</text:p>
      <text:p text:style-name="P13"/>
      <text:p text:style-name="P13">----------------------------------------------------------------------</text:p>
      <text:p text:style-name="P13">Ran 3 tests in 0.000s</text:p>
      <text:p text:style-name="P13"/>
      <text:p text:style-name="P13">OK</text:p>
      <text:p text:style-name="P13">test_empty_world (tests.world_test.Test_world)</text:p>
      <text:p text:style-name="P13">Test case of empty field ... </text:p>
      <text:p text:style-name="P13">Prev. state: <text:s text:c="2"/>set()</text:p>
      <text:p text:style-name="P13">Current state: set()</text:p>
      <text:p text:style-name="P13"><text:soft-page-break/></text:p>
      <text:p text:style-name="P13">ok</text:p>
      <text:p text:style-name="P13">test_get_set_cells (tests.world_test.Test_world)</text:p>
      <text:p text:style-name="P13">Test if world could give set of alived cells correctly ... ok</text:p>
      <text:p text:style-name="P13">test_world_line (tests.world_test.Test_world)</text:p>
      <text:p text:style-name="P13">Test case of alived line 3x1 of cell in the game ... </text:p>
      <text:p text:style-name="P13">Prev. state: <text:s text:c="2"/>{&lt;0; 0&gt;, &lt;0; 1&gt;, &lt;0; 2&gt;}</text:p>
      <text:p text:style-name="P13">Current state: {&lt;1; 1&gt;, &lt;0; 1&gt;, &lt;-1; 1&gt;}</text:p>
      <text:p text:style-name="P13"/>
      <text:p text:style-name="P13"/>
      <text:p text:style-name="P13">Prev. state: <text:s text:c="2"/>{&lt;1; 1&gt;, &lt;0; 1&gt;, &lt;-1; 1&gt;}</text:p>
      <text:p text:style-name="P13">Current state: {&lt;0; 0&gt;, &lt;0; 1&gt;, &lt;0; 2&gt;}</text:p>
      <text:p text:style-name="P13"/>
      <text:p text:style-name="P13">ok</text:p>
      <text:p text:style-name="P13">test_world_one_cell (tests.world_test.Test_world)</text:p>
      <text:p text:style-name="P13">Test case of one alive cell in the game ... </text:p>
      <text:p text:style-name="P13">Prev. state: <text:s text:c="2"/>{&lt;0; 0&gt;}</text:p>
      <text:p text:style-name="P13">Current state: set()</text:p>
      <text:p text:style-name="P13"/>
      <text:p text:style-name="P13">ok</text:p>
      <text:p text:style-name="P13">test_world_square (tests.world_test.Test_world)</text:p>
      <text:p text:style-name="P13">Test case of square of alive cell in the game ... </text:p>
      <text:p text:style-name="P13">Prev. state: <text:s text:c="2"/>{&lt;1; 1&gt;, &lt;0; 1&gt;, &lt;1; 0&gt;, &lt;0; 0&gt;}</text:p>
      <text:p text:style-name="P13">Current state: {&lt;0; 0&gt;, &lt;1; 0&gt;, &lt;0; 1&gt;, &lt;1; 1&gt;}</text:p>
      <text:p text:style-name="P13"/>
      <text:p text:style-name="P13">ok</text:p>
      <text:p text:style-name="P13"/>
      <text:p text:style-name="P13">----------------------------------------------------------------------</text:p>
      <text:p text:style-name="P13">Ran 5 tests in 0.002s</text:p>
      <text:p text:style-name="P13"/>
      <text:p text:style-name="P13">OK</text:p>
      <text:p text:style-name="P8"/>
      <text:p text:style-name="P29">Приложение:</text:p>
      <text:p text:style-name="P14"/>
      <text:p text:style-name="P17">Структура приложения:</text:p>
      <text:p text:style-name="P15">.</text:p>
      <text:p text:style-name="P15">├── app.py</text:p>
      <text:p text:style-name="P15">├── Makefile</text:p>
      <text:p text:style-name="P15">├── modules</text:p>
      <text:p text:style-name="P15">│ <text:s text:c="2"/>├── cell.py</text:p>
      <text:p text:style-name="P15">│ <text:s text:c="2"/>└── world.py</text:p>
      <text:p text:style-name="P15">└── tests</text:p>
      <text:p text:style-name="P15"><text:s text:c="4"/>├── cell_test.py</text:p>
      <text:p text:style-name="P15"><text:s text:c="4"/>└── world_test.py</text:p>
      <text:p text:style-name="P15"/>
      <text:p text:style-name="P15"/>
      <text:p text:style-name="P16">app.py:</text:p>
      <text:p text:style-name="P15">#!/usr/bin/python3</text:p>
      <text:p text:style-name="P15"/>
      <text:p text:style-name="P15">from tests.cell_test import Test_cell</text:p>
      <text:p text:style-name="P15">from tests.world_test import Test_world</text:p>
      <text:p text:style-name="P15">import unittest</text:p>
      <text:p text:style-name="P15"/>
      <text:p text:style-name="P15">suite = unittest.TestLoader().loadTestsFromTestCase(Test_cell)</text:p>
      <text:p text:style-name="P15">unittest.TextTestRunner(verbosity=2).run(suite)</text:p>
      <text:p text:style-name="P15"/>
      <text:p text:style-name="P15">suite = unittest.TestLoader().loadTestsFromTestCase(Test_world)</text:p>
      <text:p text:style-name="P15">unittest.TextTestRunner(verbosity=2).run(suite)</text:p>
      <text:p text:style-name="P15"/>
      <text:p text:style-name="P15"/>
      <text:p text:style-name="P16">Makefile:</text:p>
      <text:p text:style-name="P18">all: check_codestyle</text:p>
      <text:p text:style-name="P18"><text:tab/>python3 ./app.py</text:p>
      <text:p text:style-name="P18"/>
      <text:p text:style-name="P18">check_codestyle:</text:p>
      <text:p text:style-name="P18"><text:tab/>flake8 *.py modules/*.py tests/*.py</text:p>
      <text:p text:style-name="P18"/>
      <text:p text:style-name="P18"/>
      <text:p text:style-name="P16">modules/cell.py:</text:p>
      <text:p text:style-name="P18">class Cell:</text:p>
      <text:p text:style-name="P18"><text:s text:c="4"/>'Class describe alived cell if it does exist.'</text:p>
      <text:p text:style-name="P18"/>
      <text:p text:style-name="P18"><text:s text:c="4"/>def __init__(self, x, y):</text:p>
      <text:p text:style-name="P18"><text:s text:c="8"/>'Simple constructor'</text:p>
      <text:p text:style-name="P18"><text:s text:c="8"/>self.__x = x</text:p>
      <text:p text:style-name="P18"><text:s text:c="8"/>self.__y = y</text:p>
      <text:p text:style-name="P18"/>
      <text:p text:style-name="P18"><text:s text:c="4"/>def get_coords(self):</text:p>
      <text:p text:style-name="P18"><text:s text:c="8"/>'Coordinates getter'</text:p>
      <text:p text:style-name="P18"><text:s text:c="8"/>return self.__x, self.__y</text:p>
      <text:p text:style-name="P18"/>
      <text:p text:style-name="P18"><text:s text:c="4"/>def get_neighbours(self):</text:p>
      <text:p text:style-name="P18"><text:s text:c="8"/>'List of neighbours getter'</text:p>
      <text:p text:style-name="P18"><text:s text:c="8"/>x, y = self.__x, self.__y</text:p>
      <text:p text:style-name="P18"><text:s text:c="8"/>return [Cell(i[0], i[1]) for i in (</text:p>
      <text:p text:style-name="P18"><text:s text:c="12"/>(x-1, y-1), (x, y-1), (x+1, y-1),</text:p>
      <text:p text:style-name="P18"><text:s text:c="12"/>(x-1, y), <text:s text:c="12"/>(x+1, y),</text:p>
      <text:p text:style-name="P18"><text:s text:c="12"/>(x-1, y+1), (x, y+1), (x+1, y+1))]</text:p>
      <text:p text:style-name="P18"/>
      <text:p text:style-name="P18"><text:s text:c="4"/>def __eq__(self, other):</text:p>
      <text:p text:style-name="P18"><text:s text:c="8"/>'Magic method for using this class as operand of `equal` method'</text:p>
      <text:p text:style-name="P18"><text:s text:c="8"/>if isinstance(other, type(self)):</text:p>
      <text:p text:style-name="P18"><text:s text:c="12"/>return self.get_coords() == other.get_coords()</text:p>
      <text:p text:style-name="P18"/>
      <text:p text:style-name="P18"><text:s text:c="8"/>return False</text:p>
      <text:p text:style-name="P18"/>
      <text:p text:style-name="P18"><text:s text:c="4"/>def __hash__(self):</text:p>
      <text:p text:style-name="P18"><text:s text:c="8"/>'Magic method for using this class as set element'</text:p>
      <text:p text:style-name="P18"><text:s text:c="8"/>return hash(self.__x) ^ hash(self.__y)</text:p>
      <text:p text:style-name="P18"/>
      <text:p text:style-name="P18"><text:s text:c="4"/>def __str__(self):</text:p>
      <text:p text:style-name="P18"><text:s text:c="8"/>'Magic method for string representation'</text:p>
      <text:p text:style-name="P18"><text:s text:c="8"/>return '&lt;{}; {}&gt;'.format(self.__x, self.__y)</text:p>
      <text:p text:style-name="P18"/>
      <text:p text:style-name="P18"><text:s text:c="4"/>def __repr__(self):</text:p>
      <text:p text:style-name="P18"><text:s text:c="8"/>'Magic method for pretty printing'</text:p>
      <text:p text:style-name="P18"><text:s text:c="8"/>return self.__str__()</text:p>
      <text:p text:style-name="P18"/>
      <text:p text:style-name="P18"/>
      <text:p text:style-name="P16"><text:soft-page-break/>modules/world.py:</text:p>
      <text:p text:style-name="P18">from modules.cell import Cell</text:p>
      <text:p text:style-name="P18"/>
      <text:p text:style-name="P18"/>
      <text:p text:style-name="P18">class World():</text:p>
      <text:p text:style-name="P18"><text:s text:c="4"/>'Class of the field of the game. Collect all alived cells.'</text:p>
      <text:p text:style-name="P18"><text:s text:c="4"/>def __init__(self, cells=[]):</text:p>
      <text:p text:style-name="P18"><text:s text:c="8"/>'Simple constructor of initial state'</text:p>
      <text:p text:style-name="P18"><text:s text:c="8"/>assert all(isinstance(cell, Cell) for cell in cells)</text:p>
      <text:p text:style-name="P18"><text:s text:c="8"/>self.__cells = set(cells)</text:p>
      <text:p text:style-name="P18"/>
      <text:p text:style-name="P18"><text:s text:c="4"/>def set_cells(self, cells):</text:p>
      <text:p text:style-name="P18"><text:s text:c="8"/>'Setter of alived cells'</text:p>
      <text:p text:style-name="P18"><text:s text:c="8"/>assert all(isinstance(cell, Cell) for cell in cells)</text:p>
      <text:p text:style-name="P18"><text:s text:c="8"/>self.__cells = set(cells)</text:p>
      <text:p text:style-name="P18"/>
      <text:p text:style-name="P18"><text:s text:c="4"/>def get_cells(self):</text:p>
      <text:p text:style-name="P18"><text:s text:c="8"/>'Getter of alived cells'</text:p>
      <text:p text:style-name="P18"><text:s text:c="8"/>return self.__cells</text:p>
      <text:p text:style-name="P18"/>
      <text:p text:style-name="P18"><text:s text:c="4"/>@staticmethod</text:p>
      <text:p text:style-name="P18"><text:s text:c="4"/>def update_stete(cells):</text:p>
      <text:p text:style-name="P18"><text:s text:c="8"/>'Static method of updating the state of the world'</text:p>
      <text:p text:style-name="P18"><text:s text:c="8"/>assert all(isinstance(cell, Cell) for cell in cells)</text:p>
      <text:p text:style-name="P18"/>
      <text:p text:style-name="P18"><text:s text:c="8"/># create containers of alived cells and possible alived cells</text:p>
      <text:p text:style-name="P18"><text:s text:c="8"/>alive_cells = cells</text:p>
      <text:p text:style-name="P18"><text:s text:c="8"/>neighbours = []</text:p>
      <text:p text:style-name="P18"/>
      <text:p text:style-name="P18"><text:s text:c="8"/># fill container of possible alived cells</text:p>
      <text:p text:style-name="P18"><text:s text:c="8"/>for cell in cells:</text:p>
      <text:p text:style-name="P18"><text:s text:c="12"/>neighbours += cell.get_neighbours()</text:p>
      <text:p text:style-name="P18"><text:s text:c="8"/>neighbours += [cell for cell in alive_cells]</text:p>
      <text:p text:style-name="P18"><text:s text:c="8"/>neighbours = {cell for cell in neighbours}</text:p>
      <text:p text:style-name="P18"/>
      <text:p text:style-name="P18"><text:s text:c="8"/># create container of really alived cells</text:p>
      <text:p text:style-name="P18"><text:s text:c="8"/>result = []</text:p>
      <text:p text:style-name="P18"/>
      <text:p text:style-name="P18"><text:s text:c="8"/># check every possible alived cells using Game of life rules</text:p>
      <text:p text:style-name="P18"><text:s text:c="8"/>for neighbour in neighbours:</text:p>
      <text:p text:style-name="P18"><text:s text:c="12"/>local_neighbours_count = sum([</text:p>
      <text:p text:style-name="P18"><text:s text:c="16"/>cell in alive_cells for cell in neighbour.get_neighbours()])</text:p>
      <text:p text:style-name="P18"><text:s text:c="12"/>if local_neighbours_count == 3:</text:p>
      <text:p text:style-name="P18"><text:s text:c="16"/>result.append(neighbour)</text:p>
      <text:p text:style-name="P18"><text:s text:c="16"/>continue</text:p>
      <text:p text:style-name="P18"><text:s text:c="12"/>elif neighbour in alive_cells and local_neighbours_count == 2:</text:p>
      <text:p text:style-name="P18"><text:s text:c="16"/>result.append(neighbour)</text:p>
      <text:p text:style-name="P18"><text:s text:c="16"/>continue</text:p>
      <text:p text:style-name="P18"/>
      <text:p text:style-name="P18"><text:s text:c="8"/># return alived cells as a set</text:p>
      <text:p text:style-name="P18"><text:s text:c="8"/>return {cell for cell in result}</text:p>
      <text:p text:style-name="P18"/>
      <text:p text:style-name="P18"><text:s text:c="4"/>def next_state(self):</text:p>
      <text:p text:style-name="P18"><text:s text:c="8"/>'Method of evaluating the game\'s state'</text:p>
      <text:p text:style-name="P18"><text:s text:c="8"/>print('\nPrev. state: <text:s text:c="2"/>{}'.format(self.__cells))</text:p>
      <text:p text:style-name="P18"><text:s text:c="8"/>self.__cells = self.update_stete(self.__cells)</text:p>
      <text:p text:style-name="P18"><text:s text:c="8"/>print('Current state: {}\n'.format(self.__cells))</text:p>
      <text:p text:style-name="P18"/>
      <text:p text:style-name="P18"/>
      <text:p text:style-name="P16">tests/cell_test.py:</text:p>
      <text:p text:style-name="P18">from modules.cell import Cell</text:p>
      <text:p text:style-name="P18"/>
      <text:p text:style-name="P18">import unittest</text:p>
      <text:p text:style-name="P18"/>
      <text:p text:style-name="P18"/>
      <text:p text:style-name="P18">class Test_cell(unittest.TestCase):</text:p>
      <text:p text:style-name="P18"><text:s text:c="4"/>'Class for testing cell methods.'</text:p>
      <text:p text:style-name="P18"><text:s text:c="4"/>def test_cell_get_coords(self):</text:p>
      <text:p text:style-name="P18"><text:s text:c="8"/>'Test if cell could return correct coordinates'</text:p>
      <text:p text:style-name="P18"><text:s text:c="8"/>zero_cell = Cell(0, 0)</text:p>
      <text:p text:style-name="P18"/>
      <text:p text:style-name="P18"><text:s text:c="8"/>self.assertEqual(zero_cell.get_coords(), (0, 0))</text:p>
      <text:p text:style-name="P18"/>
      <text:p text:style-name="P18"><text:s text:c="4"/>def test_cell_magic(self):</text:p>
      <text:p text:style-name="P18"><text:s text:c="8"/>'Test if magic methods works correctly'</text:p>
      <text:p text:style-name="P18"><text:s text:c="8"/>zero_cell = Cell(0, 0)</text:p>
      <text:p text:style-name="P18"><text:s text:c="8"/>another_zero_cell = Cell(0, 0)</text:p>
      <text:p text:style-name="P18"><text:s text:c="8"/>non_zero_cell = Cell(0, 10)</text:p>
      <text:p text:style-name="P18"><text:s text:c="8"/>another_non_zero_cell = Cell(10, 0)</text:p>
      <text:p text:style-name="P18"/>
      <text:p text:style-name="P18"><text:soft-page-break/><text:s text:c="8"/>self.assertEqual(zero_cell, another_zero_cell)</text:p>
      <text:p text:style-name="P18"><text:s text:c="8"/>self.assertNotEqual(zero_cell, non_zero_cell)</text:p>
      <text:p text:style-name="P18"><text:s text:c="8"/>self.assertNotEqual(zero_cell, another_non_zero_cell)</text:p>
      <text:p text:style-name="P18"><text:s text:c="8"/>self.assertNotEqual(another_zero_cell, non_zero_cell)</text:p>
      <text:p text:style-name="P18"><text:s text:c="8"/>self.assertNotEqual(another_zero_cell, another_non_zero_cell)</text:p>
      <text:p text:style-name="P18"/>
      <text:p text:style-name="P18"><text:s text:c="8"/>self.assertEqual(set([zero_cell]), set([another_zero_cell]))</text:p>
      <text:p text:style-name="P18"><text:s text:c="8"/>self.assertNotEqual(set([zero_cell]), set([non_zero_cell]))</text:p>
      <text:p text:style-name="P18"/>
      <text:p text:style-name="P18"><text:s text:c="4"/>def test_cell_get_neighbours(self):</text:p>
      <text:p text:style-name="P18"><text:s text:c="8"/>'Test if cell could get correct position of its neighbours'</text:p>
      <text:p text:style-name="P18"><text:s text:c="8"/>zero_cell = Cell(0, 0)</text:p>
      <text:p text:style-name="P18"><text:s text:c="8"/>self.assertEqual(len(zero_cell.get_neighbours()), 8)</text:p>
      <text:p text:style-name="P18"><text:s text:c="8"/>self.assertSequenceEqual(</text:p>
      <text:p text:style-name="P18"><text:s text:c="12"/>zero_cell.get_neighbours(),</text:p>
      <text:p text:style-name="P18"><text:s text:c="12"/>[Cell(i[0], i[1]) for i in (</text:p>
      <text:p text:style-name="P18"><text:s text:c="16"/>(-1, -1), (0, -1), (1, -1),</text:p>
      <text:p text:style-name="P18"><text:s text:c="16"/>(-1, <text:s/>0), <text:s text:c="9"/>(1, <text:s/>0),</text:p>
      <text:p text:style-name="P18"><text:s text:c="16"/>(-1, <text:s/>1), (0, <text:s/>1), (1, <text:s/>1))])</text:p>
      <text:p text:style-name="P18"/>
      <text:p text:style-name="P18"/>
      <text:p text:style-name="P16">tests/world_test.py:</text:p>
      <text:p text:style-name="P18">from modules.cell import Cell</text:p>
      <text:p text:style-name="P18">from modules.world import World</text:p>
      <text:p text:style-name="P18"/>
      <text:p text:style-name="P18">import unittest</text:p>
      <text:p text:style-name="P18"/>
      <text:p text:style-name="P18"/>
      <text:p text:style-name="P18">class Test_world(unittest.TestCase):</text:p>
      <text:p text:style-name="P18"><text:s text:c="4"/>'Class for testing world behaviour.'</text:p>
      <text:p text:style-name="P18"/>
      <text:p text:style-name="P18"><text:s text:c="4"/>def test_get_set_cells(self):</text:p>
      <text:p text:style-name="P18"><text:s text:c="8"/>'Test if world could give set of alived cells correctly'</text:p>
      <text:p text:style-name="P18"><text:s text:c="8"/>world = World()</text:p>
      <text:p text:style-name="P18"><text:s text:c="8"/>self.assertEqual(world.get_cells(), set())</text:p>
      <text:p text:style-name="P18"/>
      <text:p text:style-name="P18"><text:s text:c="8"/>world = World({</text:p>
      <text:p text:style-name="P18"><text:s text:c="12"/>Cell(0, 0),</text:p>
      <text:p text:style-name="P18"><text:s text:c="12"/>Cell(3, 1),</text:p>
      <text:p text:style-name="P18"><text:s text:c="12"/>Cell(0, 0),</text:p>
      <text:p text:style-name="P18"><text:s text:c="12"/>})</text:p>
      <text:p text:style-name="P18"><text:s text:c="8"/>self.assertEqual(</text:p>
      <text:p text:style-name="P18"><text:s text:c="12"/>world.get_cells(),</text:p>
      <text:p text:style-name="P18"><text:s text:c="12"/>{</text:p>
      <text:p text:style-name="P18"><text:s text:c="16"/>Cell(3, 1),</text:p>
      <text:p text:style-name="P18"><text:s text:c="16"/>Cell(0, 0)})</text:p>
      <text:p text:style-name="P18"/>
      <text:p text:style-name="P18"><text:s text:c="4"/>def test_empty_world(self):</text:p>
      <text:p text:style-name="P18"><text:s text:c="8"/>'Test case of empty field'</text:p>
      <text:p text:style-name="P18"><text:s text:c="8"/>world = World(</text:p>
      <text:p text:style-name="P18"><text:s text:c="12"/>{</text:p>
      <text:p text:style-name="P18"><text:s text:c="12"/>})</text:p>
      <text:p text:style-name="P18"/>
      <text:p text:style-name="P18"><text:s text:c="8"/>world.next_state()</text:p>
      <text:p text:style-name="P18"/>
      <text:p text:style-name="P18"><text:s text:c="8"/>result_cells = world.get_cells()</text:p>
      <text:p text:style-name="P18"><text:s text:c="8"/>self.assertEqual(len(result_cells), 0)</text:p>
      <text:p text:style-name="P18"/>
      <text:p text:style-name="P18"><text:s text:c="4"/>def test_world_one_cell(self):</text:p>
      <text:p text:style-name="P18"><text:s text:c="8"/>'Test case of one alive cell in the game'</text:p>
      <text:p text:style-name="P18"><text:s text:c="8"/>world = World(</text:p>
      <text:p text:style-name="P18"><text:s text:c="12"/>{</text:p>
      <text:p text:style-name="P18"><text:s text:c="16"/>Cell(0, 0)</text:p>
      <text:p text:style-name="P18"><text:s text:c="12"/>})</text:p>
      <text:p text:style-name="P18"/>
      <text:p text:style-name="P18"><text:s text:c="8"/>world.next_state()</text:p>
      <text:p text:style-name="P18"/>
      <text:p text:style-name="P18"><text:s text:c="8"/>result_cells = world.get_cells()</text:p>
      <text:p text:style-name="P18"><text:s text:c="8"/>self.assertEqual(len(result_cells), 0)</text:p>
      <text:p text:style-name="P18"/>
      <text:p text:style-name="P18"><text:s text:c="4"/>def test_world_square(self):</text:p>
      <text:p text:style-name="P18"><text:s text:c="8"/>'Test case of square of alive cell in the game'</text:p>
      <text:p text:style-name="P18"><text:s text:c="8"/>world = World(</text:p>
      <text:p text:style-name="P18"><text:s text:c="12"/>{</text:p>
      <text:p text:style-name="P18"><text:s text:c="16"/>Cell(0, 0),</text:p>
      <text:p text:style-name="P18"><text:s text:c="16"/>Cell(1, 0),</text:p>
      <text:p text:style-name="P18"><text:s text:c="16"/>Cell(0, 1),</text:p>
      <text:p text:style-name="P18"><text:s text:c="16"/>Cell(1, 1),</text:p>
      <text:p text:style-name="P18"><text:s text:c="12"/>})</text:p>
      <text:p text:style-name="P18"/>
      <text:p text:style-name="P18"><text:soft-page-break/><text:s text:c="8"/>init_cells = world.get_cells()</text:p>
      <text:p text:style-name="P18"><text:s text:c="8"/>world.next_state()</text:p>
      <text:p text:style-name="P18"/>
      <text:p text:style-name="P18"><text:s text:c="8"/>result_cells = world.get_cells()</text:p>
      <text:p text:style-name="P18"><text:s text:c="8"/>self.assertEqual(init_cells, result_cells)</text:p>
      <text:p text:style-name="P18"/>
      <text:p text:style-name="P18"><text:s text:c="4"/>def test_world_line(self):</text:p>
      <text:p text:style-name="P18"><text:s text:c="8"/>'Test case of alived line 3x1 of cell in the game'</text:p>
      <text:p text:style-name="P18"><text:s text:c="8"/>horizontal_line = {</text:p>
      <text:p text:style-name="P18"><text:s text:c="16"/>Cell(-1, 1),</text:p>
      <text:p text:style-name="P18"><text:s text:c="16"/>Cell(0, 1),</text:p>
      <text:p text:style-name="P18"><text:s text:c="16"/>Cell(1, 1),</text:p>
      <text:p text:style-name="P18"><text:s text:c="12"/>}</text:p>
      <text:p text:style-name="P18"><text:s text:c="8"/>vertical_line = {</text:p>
      <text:p text:style-name="P18"><text:s text:c="16"/>Cell(0, 0),</text:p>
      <text:p text:style-name="P18"><text:s text:c="16"/>Cell(0, 1),</text:p>
      <text:p text:style-name="P18"><text:s text:c="16"/>Cell(0, 2),</text:p>
      <text:p text:style-name="P18"><text:s text:c="12"/>}</text:p>
      <text:p text:style-name="P18"><text:s text:c="8"/>world = World(</text:p>
      <text:p text:style-name="P18"><text:s text:c="12"/>vertical_line)</text:p>
      <text:p text:style-name="P18"/>
      <text:p text:style-name="P18"><text:s text:c="8"/>world.next_state()</text:p>
      <text:p text:style-name="P18"/>
      <text:p text:style-name="P18"><text:s text:c="8"/>result_cells = world.get_cells()</text:p>
      <text:p text:style-name="P18"><text:s text:c="8"/>self.assertEqual(horizontal_line, result_cells)</text:p>
      <text:p text:style-name="P18"><text:s text:c="8"/>world.next_state()</text:p>
      <text:p text:style-name="P18"/>
      <text:p text:style-name="P18"><text:s text:c="8"/>result_cells = world.get_cells()</text:p>
      <text:p text:style-name="P18"><text:s text:c="8"/>self.assertEqual(vertical_line, result_cel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.5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106cm" loext:contextual-spacing="false" fo:line-height="100%" fo:text-indent="0cm" style:auto-text-indent="false" fo:keep-with-next="always"/>
      <style:text-properties style:font-name="Times" fo:font-family="Times" style:font-family-generic="roman" style:font-pitch="variable" fo:font-size="14pt" fo:font-weight="bold" style:font-name-asian="Times1" style:font-family-asian="Times" style:font-family-generic-asian="system" style:font-pitch-asian="variable" style:font-size-asian="14pt" style:font-weight-asian="bold" style:font-name-complex="Times1" style:font-family-complex="Times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06cm" loext:contextual-spacing="false" fo:line-height="100%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106cm" loext:contextual-spacing="false" fo:line-height="100%" fo:text-indent="0cm" style:auto-text-indent="false" fo:keep-with-next="always"/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loext:contextual-spacing="false" fo:line-height="100%" fo:text-indent="0cm" style:auto-text-indent="false" fo:keep-with-next="always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loext:contextual-spacing="false" fo:line-height="100%" fo:text-indent="0cm" style:auto-text-indent="fals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06cm" loext:contextual-spacing="false" fo:line-height="100%" fo:text-indent="0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keep-with-next="always"/>
      <style:text-properties style:font-name="Liberation Sans1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fo:font-size="12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Noto Sans Symbols'" style:font-family-generic="swis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'Noto Sans Symbols'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'Noto Sans Symbols'" style:font-family-generic="swiss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'Noto Sans Symbols'" style:font-family-generic="swiss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'Noto Sans Symbols'" style:font-family-generic="swiss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'Noto Sans Symbols'" style:font-family-generic="swiss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●" text:bullet-char="●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Noto Sans Symbols'" style:font-family-generic="swis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style:num-suffix="●" text:bullet-char="●">
        <style:list-level-properties text:list-level-position-and-space-mode="label-alignment">
          <style:list-level-label-alignment text:label-followed-by="listtab" fo:text-indent="-0.635cm" fo:margin-left="1.75cm"/>
        </style:list-level-properties>
        <style:text-properties fo:font-family="'Noto Sans Symbols'" style:font-family-generic="swis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02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4.29cm"/>
        </style:list-level-properties>
        <style:text-properties fo:font-family="'Noto Sans Symbols'" style:font-family-generic="swiss"/>
      </text:list-level-style-bullet>
      <text:list-level-style-bullet text:level="4" text:style-name="ListLabel_20_15" style:num-suffix="●" text:bullet-char="●">
        <style:list-level-properties text:list-level-position-and-space-mode="label-alignment">
          <style:list-level-label-alignment text:label-followed-by="listtab" fo:text-indent="-0.635cm" fo:margin-left="5.56cm"/>
        </style:list-level-properties>
        <style:text-properties fo:font-family="'Noto Sans Symbols'" style:font-family-generic="swiss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83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8.1cm"/>
        </style:list-level-properties>
        <style:text-properties fo:font-family="'Noto Sans Symbols'" style:font-family-generic="swiss"/>
      </text:list-level-style-bullet>
      <text:list-level-style-bullet text:level="7" text:style-name="ListLabel_20_18" style:num-suffix="●" text:bullet-char="●">
        <style:list-level-properties text:list-level-position-and-space-mode="label-alignment">
          <style:list-level-label-alignment text:label-followed-by="listtab" fo:text-indent="-0.635cm" fo:margin-left="9.37cm"/>
        </style:list-level-properties>
        <style:text-properties fo:font-family="'Noto Sans Symbols'" style:font-family-generic="swiss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64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fo:text-indent="-0.635cm" fo:margin-left="11.91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.501cm" style:auto-text-indent="false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369cm" fo:margin-bottom="1.501cm" fo:margin-left="3.501cm" fo:margin-right="3.175cm" fo:background-color="#ffffff" style:writing-mode="lr-tb" style:layout-grid-color="#c0c0c0" style:layout-grid-lines="268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.501cm" fo:margin-right="3.175cm" fo:background-color="#ffffff" style:writing-mode="lr-tb" style:layout-grid-color="#c0c0c0" style:layout-grid-lines="268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Санкт-Петербургский Политехнический Университет Петра Великого </text:p>
        <text:p text:style-name="MP1">Институт Компьютерных Наук и Технологий </text:p>
        <text:p text:style-name="MP1">Кафедра «Высшая школа Программной инженерии»</text:p>
        <text:p text:style-name="MP2"/>
      </style:header>
      <style:footer>
        <text:p text:style-name="MP3">Санкт-Петербург</text:p>
        <text:p text:style-name="MP3">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6T11:16:03.542982721</dc:date>
    <meta:editing-duration>PT15M33S</meta:editing-duration>
    <meta:editing-cycles>3</meta:editing-cycles>
    <meta:document-statistic meta:table-count="3" meta:image-count="0" meta:object-count="0" meta:page-count="9" meta:paragraph-count="298" meta:word-count="1480" meta:character-count="12951" meta:non-whitespace-character-count="10229"/>
  </office:meta>
</office:document-meta>
</file>